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rviceControlGeneratorTask.setWsdlRuntimePath( String wsdlRuntim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ControlGeneratorTask.isFile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erviceControlGeneratorTask.WebServiceControlGenerato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ServiceControlGeneratorTask.isUrl(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erviceControlGeneratorTask.validateAttributeSetting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ServiceControlGeneratorTask.setWsdlSrc( String wsdl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erviceControlGeneratorTask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ebServiceControlGeneratorTask.setCopyWsdl( boolean copy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ControlGeneratorTask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ControlGeneratorTask.setServiceNamespace( String service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ControlGeneratorTask.setDestPackageName( String destPackag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ControlGeneratorTask.setServicePort( String servicePo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ControlGeneratorTask.setServiceName( String servi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